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9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  <style:text-properties style:font-name-asian="Noto Sans" style:font-size-asian="5.09999990463257pt" style:font-name-complex="Noto Sans" style:font-size-complex="5.09999990463257pt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1.11pt double-thin #000000" style:border-line-width-bottom="0.18mm 0.04mm 0.18mm" fo:background-color="#dddddd" fo:border-left="0.06pt solid #000000" fo:border-right="0.74pt solid #000000" fo:border-top="0.06pt solid #000000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1.11pt double-thin #000000" style:border-line-width-bottom="0.18mm 0.04mm 0.18mm" fo:background-color="#ddddd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1.11pt double-thin #000000" style:border-line-width-bottom="0.18mm 0.04mm 0.18mm" fo:background-color="#dddddd" style:text-align-source="fix" style:repeat-content="false" fo:border-left="0.74pt solid #000000" fo:border-right="0.99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200" style:text-align-source="fix" style:repeat-content="false" fo:wrap-option="wrap" fo:border="0.06pt solid #000000" style:vertical-align="middle"/>
      <style:paragraph-properties fo:text-align="center" fo:margin-left="0mm"/>
    </style:style>
    <style:style style:name="T1" style:family="text">
      <style:text-properties style:text-scale="100%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5.09999990463257pt" style:font-size-asian="5.09999990463257pt" style:font-name-complex="Noto Sans" style:font-name-asian="Noto Sans" style:language-asian="zh" style:country-asian="CN" style:language-complex="hi" style:country-complex="IN" fo:language="de" fo:country="DE" style:text-line-through-mode="continuous" fo:letter-spacing="normal" style:letter-kerning="true" style:text-position="0% 100%" fo:text-shadow="none" style:text-outline="false" fo:font-style="normal" style:text-line-through-type="none" style:text-underline-style="none" style:text-und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Untitled 1" table:style-name="ta1">
        <table:table-column table:style-name="co1" table:default-cell-style-name="ce12"/>
        <table:table-column table:style-name="co2" table:number-columns-repeated="3" table:default-cell-style-name="ce15"/>
        <table:table-column table:style-name="co2" table:number-columns-repeated="1016" table:default-cell-style-name="ce12"/>
        <table:table-row table:style-name="ro1">
          <table:table-cell table:style-name="ce10" office:value-type="string" calcext:value-type="string">
            <text:p>Test setup &amp; procedur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<text:span text:style-name="T1">  - STM8S Discovery running @ 16MHz internal clock (HSI)</text:span>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<text:s text:c="2"/>- upload via stm8flash -c stlink -p stm8s105c6 -w [file] 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<text:s text:c="2"/>- UART output to PC via TTL&lt;-&gt;UAB adapter and miniterm @ 9600Bau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- upload and check for pass/fail output in PC console</text:p>
          </table:table-cell>
          <table:table-cell table:number-columns-repeated="1019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13" office:value-type="string" calcext:value-type="string">
            <text:p>Test</text:p>
          </table:table-cell>
          <table:table-cell table:style-name="ce16" office:value-type="string" calcext:value-type="string">
            <text:p>SDCC</text:p>
          </table:table-cell>
          <table:table-cell table:style-name="ce16" office:value-type="string" calcext:value-type="string">
            <text:p>Cosmic</text:p>
          </table:table-cell>
          <table:table-cell table:style-name="ce19" office:value-type="string" calcext:value-type="string">
            <text:p>IAR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kern1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kern2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kern3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kern4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utex1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utex2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utex3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utex4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utex5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utex6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utex7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utex8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utex9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queue1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queue2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queue3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queue4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queue5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queue6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queue7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queue8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queue9</text:p>
          </table:table-cell>
          <table:table-cell table:number-columns-repeated="2" table:style-name="ce17" office:value-type="string" calcext:value-type="string">
            <text:p>pass</text:p>
          </table:table-cell>
          <table:table-cell table:style-name="ce20" office:value-type="string" calcext:value-type="string">
            <text:p>too big for demo version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queue10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em1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em2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em3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em4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em5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em6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em7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em8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em9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imer1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imer2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imer3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imer4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imer5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imer6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imer7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imer8</text:p>
          </table:table-cell>
          <table:table-cell table:number-columns-repeated="3" table:style-name="ce17" office:value-type="string" calcext:value-type="string">
            <text:p>pass</text:p>
          </table:table-cell>
          <table:table-cell table:number-columns-repeated="1016"/>
        </table:table-row>
        <table:table-row table:style-name="ro1" table:number-rows-repeated="1048527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.00.0000</text:date>, <text:time style:data-style-name="N2" text:time-value="08:33:47.60882977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30T18:43:30.728592813</meta:creation-date>
    <dc:date>2021-01-31T10:48:11.122429383</dc:date>
    <meta:editing-duration>PT1H21M25S</meta:editing-duration>
    <meta:editing-cycles>7</meta:editing-cycles>
    <meta:generator>LibreOffice/6.0.7.3$Linux_X86_64 LibreOffice_project/00m0$Build-3</meta:generator>
    <meta:document-statistic meta:table-count="1" meta:cell-count="169" meta:object-count="0"/>
  </office:meta>
</office:document-meta>
</file>